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c3b2a9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fc57c5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Standard">
      <style:text-properties officeooo:paragraph-rsid="101fb94a"/>
    </style:style>
    <style:style style:name="P78" style:family="paragraph" style:parent-style-name="Standard">
      <style:text-properties officeooo:paragraph-rsid="10245b8e"/>
    </style:style>
    <style:style style:name="P79" style:family="paragraph" style:parent-style-name="Standard">
      <style:text-properties officeooo:paragraph-rsid="10259f28"/>
    </style:style>
    <style:style style:name="P80" style:family="paragraph" style:parent-style-name="Standard">
      <style:text-properties officeooo:paragraph-rsid="10279665"/>
    </style:style>
    <style:style style:name="P81" style:family="paragraph" style:parent-style-name="Standard">
      <style:text-properties officeooo:rsid="104324ed" officeooo:paragraph-rsid="102a6057"/>
    </style:style>
    <style:style style:name="P82" style:family="paragraph" style:parent-style-name="Standard">
      <style:text-properties officeooo:paragraph-rsid="103ecee1"/>
    </style:style>
    <style:style style:name="P83" style:family="paragraph" style:parent-style-name="Standard">
      <style:text-properties officeooo:paragraph-rsid="103f66d8"/>
    </style:style>
    <style:style style:name="P84" style:family="paragraph" style:parent-style-name="Standard">
      <style:text-properties officeooo:paragraph-rsid="103fdc47"/>
    </style:style>
    <style:style style:name="P85" style:family="paragraph" style:parent-style-name="Standard">
      <style:text-properties officeooo:paragraph-rsid="1041db9b"/>
    </style:style>
    <style:style style:name="P86" style:family="paragraph" style:parent-style-name="Footnote">
      <style:text-properties officeooo:paragraph-rsid="104658df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Standard">
      <style:text-properties officeooo:paragraph-rsid="104f81b5"/>
    </style:style>
    <style:style style:name="P94" style:family="paragraph" style:parent-style-name="Standard">
      <style:text-properties officeooo:rsid="101e3872" officeooo:paragraph-rsid="10505b4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4f81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05b4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3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style:use-window-font-color="true" loext:opacity="0%" style:font-name="Liberation Sans" officeooo:rsid="047da547"/>
    </style:style>
    <style:style style:name="T23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style:font-size-asian="12pt" style:font-size-complex="12pt"/>
    </style:style>
    <style:style style:name="T268" style:family="text">
      <style:text-properties style:use-window-font-color="true" loext:opacity="0%" style:font-name="Liberation Sans" officeooo:rsid="0efd8e5c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officeooo:rsid="04473353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font-size="10pt" officeooo:rsid="04473353" style:font-size-asian="10pt" style:font-size-complex="10pt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officeooo:rsid="0e80285f"/>
    </style:style>
    <style:style style:name="T279" style:family="text">
      <style:text-properties officeooo:rsid="0e838e2a"/>
    </style:style>
    <style:style style:name="T280" style:family="text">
      <style:text-properties officeooo:rsid="0e83c34e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8" style:family="text">
      <style:text-properties officeooo:rsid="0f0ca65a"/>
    </style:style>
    <style:style style:name="T289" style:family="text">
      <style:text-properties officeooo:rsid="1031b2ca"/>
    </style:style>
    <style:style style:name="T290" style:family="text">
      <style:text-properties officeooo:rsid="0aace3cd"/>
    </style:style>
    <style:style style:name="T291" style:family="text">
      <style:text-properties officeooo:rsid="0f95a7a0"/>
    </style:style>
    <style:style style:name="T292" style:family="text">
      <style:text-properties officeooo:rsid="0f8f58bd"/>
    </style:style>
    <style:style style:name="T293" style:family="text">
      <style:text-properties officeooo:rsid="0e5635a7"/>
    </style:style>
    <style:style style:name="T294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76">C</text:span><text:span text:style-name="T175">hecklist voor </text:span><text:span text:style-name="T177">de installatie</text:span><text:span text:style-name="T175"> van </text:span><text:span text:style-name="T175"><text:user-field-get text:name="Distro">Debian</text:user-field-get></text:span><text:span text:style-name="T178"><text:s/></text:span><text:span text:style-name="T178"><text:user-field-get text:name="Version">12</text:user-field-get></text:span><text:span text:style-name="Strong_20_Emphasis"><text:span text:style-name="T205"><text:s/></text:span></text:span><text:span text:style-name="Strong_20_Emphasis"><text:span text:style-name="T206">LTS</text:span></text:span><text:span text:style-name="T179"><text:note text:id="ftn1" text:note-class="footnote"><text:note-citation>1</text:note-citation><text:note-body><text:p text:style-name="P19"><text:span text:style-name="T211">LTS</text:span><text:span text:style-name="T217"> </text:span><text:span text:style-name="T218">staat voor</text:span><text:span text:style-name="T219"> </text:span><text:span text:style-name="T211">Long-Term Support, langetermijnondersteuning, </text:span><text:span text:style-name="T220">en </text:span><text:span text:style-name="T222">d</text:span><text:span text:style-name="T220">eze </text:span><text:span text:style-name="T226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07"><text:s/></text:span></text:span><text:span text:style-name="T220">LTS </text:span><text:span text:style-name="T228"><text:user-field-get text:name="Edition">Server</text:user-field-get></text:span><text:span text:style-name="T232"><text:s/></text:span><text:span text:style-name="T223">(codenaam </text:span><text:span text:style-name="T225">bookworm</text:span><text:span text:style-name="T223">) </text:span><text:span text:style-name="T218">van</text:span><text:span text:style-name="T221"> </text:span><text:span text:style-name="T225">juni</text:span><text:span text:style-name="T214"> </text:span><text:span text:style-name="Strong_20_Emphasis"><text:span text:style-name="T126"><text:user-field-get text:name="Releaseyear">2023</text:user-field-get></text:span></text:span><text:span text:style-name="T214"><text:s/></text:span><text:span text:style-name="T211">wordt </text:span><text:span text:style-name="T215">vijf</text:span><text:span text:style-name="T211"> jaar onder</text:span><text:span text:style-name="T224">steund</text:span><text:span text:style-name="T216"> </text:span><text:span text:style-name="T211">tot </text:span><text:span text:style-name="T225">juni</text:span><text:span text:style-name="T212"> </text:span><text:span text:style-name="T211">202</text:span><text:span text:style-name="T225">8</text:span><text:span text:style-name="T213">.</text:span></text:p></text:note-body></text:note></text:span><text:span text:style-name="T180"> </text:span><text:span text:style-name="T180"><text:user-field-get text:name="Edition">Server</text:user-field-get></text:span><text:span text:style-name="T231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8">ONDERSTREEPTE</text:span></text:span><text:span text:style-name="T1"> </text:span><text:span text:style-name="T14">woorden</text:span><text:span text:style-name="T13"> het</text:span><text:span text:style-name="Strong_20_Emphasis"><text:span text:style-name="T287"> </text:span></text:span><text:span text:style-name="Strong_20_Emphasis"><text:span text:style-name="T286">tekstvak</text:span></text:span><text:span text:style-name="T14"> </text:span><text:span text:style-name="T15">in,</text:span><text:span text:style-name="T14"> </text:span><text:span text:style-name="T233">zie </text:span><text:span text:style-name="T268">[</text:span><text:span text:style-name="T233">toelichting</text:span><text:span text:style-name="T268">]</text:span><text:span text:style-name="T14">:</text:span></text:p>
      <text:p text:style-name="P24"><text:span text:style-name="Definition"><text:span text:style-name="T235">g</text:span></text:span><text:span text:style-name="Definition"><text:span text:style-name="T234">ebruiker</text:span></text:span><text:span text:style-name="T239"><text:tab/><text:tab/></text:span><text:span text:style-name="T267"> <text:tab/><text:tab/></text:span><draw:control text:anchor-type="as-char" svg:y="-0.429cm" draw:z-index="7" draw:name="Gebruiker" draw:style-name="gr2" draw:text-style-name="P96" svg:width="6.002cm" svg:height="0.6cm" draw:control="control8"><svg:title>Gebruiker</svg:title><svg:desc>Volledige naam, bijv. Jan Stek</svg:desc></draw:control><text:span text:style-name="T240"><text:tab/></text:span><text:span text:style-name="T241">[</text:span><text:span text:style-name="T236">volledige naam, bijv. </text:span><text:span text:style-name="T264">J</text:span><text:span text:style-name="T265">a</text:span><text:span text:style-name="T264">n </text:span><text:span text:style-name="T265">Jansen</text:span><text:span text:style-name="T266">]</text:span></text:p>
      <text:p text:style-name="Standard"><text:span text:style-name="Definition"><text:span text:style-name="T235">g</text:span></text:span><text:span text:style-name="Definition">ebruikersnaam</text:span><text:span text:style-name="T234"><text:tab/></text:span><text:span text:style-name="T234"><draw:control text:anchor-type="as-char" svg:y="-0.429cm" draw:z-index="8" draw:name="Gberuikersnaam" draw:style-name="gr2" draw:text-style-name="P96" svg:width="6.002cm" svg:height="0.6cm" draw:control="control9"><svg:title>Gebruikersnaam</svg:title><svg:desc>Korte naam, bijv. jan</svg:desc></draw:control></text:span><text:span text:style-name="T234"><text:tab/></text:span><text:span text:style-name="T7">[</text:span><text:span text:style-name="T6">korte naam, bijv. </text:span><text:span text:style-name="T194">j</text:span><text:span text:style-name="T195">a</text:span><text:span text:style-name="T194">n</text:span><text:span text:style-name="T196">]</text:span></text:p>
      <text:p text:style-name="P21"><text:span text:style-name="Definition"><text:span text:style-name="T289">serv</text:span></text:span><text:span text:style-name="Definition">ernaam</text:span><text:span text:style-name="T242"><text:tab/><text:tab/><text:tab/></text:span><text:span text:style-name="T240"><draw:control text:anchor-type="as-char" svg:y="-0.429cm" draw:z-index="9" draw:name="Computernaam" draw:style-name="gr2" draw:text-style-name="P96" svg:width="6.002cm" svg:height="0.6cm" draw:control="control10"><svg:title>Computernaam</svg:title><svg:desc>Unieke naam van de computer</svg:desc></draw:control></text:span><text:span text:style-name="T240"><text:tab/></text:span><text:span text:style-name="T250">[</text:span><text:span text:style-name="T246">naam van de </text:span><text:span text:style-name="T252">server</text:span><text:span text:style-name="T247">, </text:span><text:span text:style-name="T248">bijv. </text:span><text:span text:style-name="T251">sv</text:span><text:span text:style-name="T249">02</text:span><text:span text:style-name="T250">]</text:span></text:p>
      <text:p text:style-name="P21"><text:span text:style-name="Definition"><text:span text:style-name="T235">o</text:span></text:span><text:span text:style-name="Definition"><text:span text:style-name="T234">pstartmenu</text:span></text:span><text:span text:style-name="T240"><text:tab/><text:tab/><text:tab/></text:span><text:span text:style-name="T240"><draw:control text:anchor-type="as-char" svg:y="-0.429cm" draw:z-index="10" draw:name="Opstartmenu" draw:style-name="gr2" draw:text-style-name="P96" svg:width="6.002cm" svg:height="0.6cm" draw:control="control11"><svg:title>Opstartmenu</svg:title><svg:desc>Toets voor het opstartmenu ("bootmenu")</svg:desc></draw:control></text:span><text:span text:style-name="T240"><text:tab/></text:span><text:span text:style-name="T250">[</text:span><text:span text:style-name="T246">to</text:span><text:span text:style-name="T253">ets voor het opstartmedium</text:span><text:span text:style-name="T254">]</text:span></text:p>
      <text:p text:style-name="P23"><text:span text:style-name="Definition"><text:span text:style-name="T243">i</text:span></text:span><text:span text:style-name="Definition"><text:span text:style-name="T244">nstellingen</text:span></text:span><text:span text:style-name="T245"><text:tab/> <text:tab/><text:tab/></text:span><text:span text:style-name="T245"><draw:control text:anchor-type="as-char" svg:y="-0.429cm" draw:z-index="6" draw:name="Instellingen" draw:style-name="gr2" draw:text-style-name="P96" svg:width="6.002cm" svg:height="0.6cm" draw:control="control7"><svg:title>Instellingen</svg:title><svg:desc>Toets voor het BIOS/UEFI-scherm ("setup")</svg:desc></draw:control></text:span><text:span text:style-name="T245"><text:tab/></text:span><text:span text:style-name="T250">[</text:span><text:span text:style-name="T246">toets voor het UEFI-BIOS-scherm</text:span><text:span text:style-name="T250">]</text:span></text:p>
      <text:p text:style-name="P22"><text:span text:style-name="Definition"><text:span text:style-name="T257">g</text:span></text:span><text:span text:style-name="Definition"><text:span text:style-name="T256">ebruiker</text:span></text:span><text:span text:style-name="Definition"><text:span text:style-name="T258">2</text:span></text:span><text:span text:style-name="T255"><text:tab/></text:span><text:span text:style-name="T267"> <text:tab/><text:tab/></text:span><text:span text:style-name="T240"><draw:control text:anchor-type="as-char" svg:y="-0.429cm" draw:z-index="15" draw:name="Gebruiker 1" draw:style-name="gr2" draw:text-style-name="P96" svg:width="6.002cm" svg:height="0.6cm" draw:control="control16"><svg:title>Gebruiker</svg:title><svg:desc>Volledige naam, bijv. Jan Stek</svg:desc></draw:control></text:span><text:span text:style-name="T240"><text:tab/></text:span><text:span text:style-name="T241">[</text:span><text:span text:style-name="T236">volledige naam </text:span><text:span text:style-name="T237">evt. 2</text:span><text:span text:style-name="T269">e</text:span><text:span text:style-name="T237"> gebruiker</text:span><text:span text:style-name="T238">]</text:span></text:p>
      <text:p text:style-name="P55"><text:span text:style-name="Definition"><text:span text:style-name="T257">g</text:span></text:span><text:span text:style-name="Definition"><text:span text:style-name="T256">ebruikersnaam</text:span></text:span><text:span text:style-name="Definition"><text:span text:style-name="T258">2</text:span></text:span><text:span text:style-name="T256"><text:tab/></text:span><text:span text:style-name="T234"><draw:control text:anchor-type="as-char" svg:y="-0.429cm" draw:z-index="16" draw:name="Gberuikersnaam 1" draw:style-name="gr2" draw:text-style-name="P96" svg:width="6.002cm" svg:height="0.6cm" draw:control="control17"><svg:title>Gebruikersnaam</svg:title><svg:desc>Korte naam, bijv. jan</svg:desc></draw:control></text:span><text:span text:style-name="T234"><text:tab/></text:span><text:span text:style-name="T260">[</text:span><text:span text:style-name="T259">korte naam</text:span><text:span text:style-name="T261"> </text:span><text:span text:style-name="T262">evt. 2</text:span><text:span text:style-name="T270">e</text:span><text:span text:style-name="T262"> gebruiker</text:span><text:span text:style-name="T263">]</text:span></text:p>
      <text:p text:style-name="P25"><text:span text:style-name="T181">Vervang </text:span><text:span text:style-name="T184">de</text:span><text:span text:style-name="T181"> </text:span><text:span text:style-name="Definition"><text:span text:style-name="T18">ONDERSTREEPTE</text:span></text:span><text:span text:style-name="T181"> </text:span><text:span text:style-name="T182">woorden </text:span><text:span text:style-name="T181">in deze checklist door </text:span><text:span text:style-name="T184">d</text:span><text:span text:style-name="T186">i</text:span><text:span text:style-name="T184">e </text:span><text:span text:style-name="T185">in </text:span><text:span text:style-name="T186">het</text:span><text:span text:style-name="Strong_20_Emphasis"><text:span text:style-name="T43"> </text:span></text:span><text:span text:style-name="Strong_20_Emphasis"><text:span text:style-name="T59">tekstvak</text:span></text:span><text:span text:style-name="T181">.</text:span></text:p>
      <text:p text:style-name="P29"/>
      <text:p text:style-name="P29"/>
      <text:p text:style-name="P27"><text:span text:style-name="T192">Nieuwe installatie?</text:span><text:span text:style-name="T183"><text:tab/></text:span><text:span text:style-name="T188"></text:span><text:span text:style-name="T190"><text:tab/></text:span><text:span text:style-name="T189">B</text:span><text:span text:style-name="T183">egin bij hoofdstuk </text:span><text:span text:style-name="T192"><text:bookmark-ref text:reference-format="page" text:ref-name="__RefNumPara__4009_1271708128">2</text:bookmark-ref></text:span><text:span text:style-name="T192"><text:s text:c="2"/></text:span><text:span text:style-name="T193"><text:bookmark-ref text:reference-format="text" text:ref-name="__RefNumPara__4009_1271708128">Installatie uitvoeren</text:bookmark-ref></text:span><text:span text:style-name="T187">.</text:span></text:p>
      <text:p text:style-name="P26"><text:span text:style-name="Strong_20_Emphasis"><text:span text:style-name="T191"/></text:span></text:p>
      <text:p text:style-name="P26"><text:span text:style-name="Strong_20_Emphasis"><text:span text:style-name="T191"/></text:span></text:p>
      <text:list xml:id="list3740366832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18" draw:name="Vorm 2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9"><text:note text:id="ftn2" text:note-class="footnote"><text:note-citation>2</text:note-citation><text:note-body><text:p text:style-name="P18"><text:span text:style-name="T141">E</text:span><text:span text:style-name="T144">v</text:span><text:span text:style-name="T145">en</text:span><text:span text:style-name="T147">t</text:span><text:span text:style-name="T148">uele </text:span><text:span text:style-name="T149">extra </text:span><text:span text:style-name="Definition"><text:span text:style-name="T273">gebruiker</text:span></text:span><text:span text:style-name="T149">s aanmelden </text:span><text:span text:style-name="T150">en dezelfde stappen uitvoeren</text:span><text:span text:style-name="T146">.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11" draw:name="Vorm4" draw:style-name="gr1" draw:text-style-name="P9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8">Installeer 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60"><text:span text:style-name="T279">Debian-</text:span><text:span text:style-name="T280">p</text:span>akket kz plaatst documenten en scripts van Karel Zimmer <text:span text:style-name="T278">(zie 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66">) </text:span></text:span>voor het installeren en beheren van Debian en op Debian gebaseerd systeem zoals Ubuntu.</text:p></text:note-body></text:note>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83"><text:span text:style-name="T4">Typ </text:span><text:span text:style-name="Strong_20_Emphasis"><text:span text:style-name="T44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4">', </text:span></text:span><text:span text:style-name="Strong_20_Emphasis"><text:span text:style-name="T64">g</text:span></text:span><text:span text:style-name="Strong_20_Emphasis"><text:span text:style-name="T44">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20" draw:name="Vorm 6" draw:style-name="gr1" draw:text-style-name="P95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2">Bereid de installatie voor</text:span></text:span><text:span text:style-name="Strong_20_Emphasis"><text:span text:style-name="T4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8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4">'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6"><text:span text:style-name="Strong_20_Emphasis"><text:span text:style-name="T48">K</text:span></text:span><text:span text:style-name="Strong_20_Emphasis"><text:span text:style-name="T49">ie</text:span></text:span><text:span text:style-name="Strong_20_Emphasis"><text:span text:style-name="T50">s</text:span></text:span><text:span text:style-name="Strong_20_Emphasis"><text:span text:style-name="T47"> </text:span></text:span><text:span text:style-name="Strong_20_Emphasis"><text:span text:style-name="T92">1 - Installatie voorbereiden</text:span></text:span><text:span text:style-name="Strong_20_Emphasis"><text:span text:style-name="T60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3"/>
      <text:list xml:id="list153816471876644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9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208">Start de computer op vanaf </text:span><text:span text:style-name="T209">een 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Strong_20_Emphasis"><text:span text:style-name="T198"><text:s/></text:span></text:span><text:span text:style-name="Strong_20_Emphasis"><text:span text:style-name="T204">LTS </text:span></text:span><text:span text:style-name="Strong_20_Emphasis"><text:span text:style-name="T202"><text:user-field-get text:name="Edition">Server</text:user-field-get></text:span></text:span><text:span text:style-name="Strong_20_Emphasis"><text:span text:style-name="T202"><text:s/></text:span></text:span><text:span text:style-name="Strong_20_Emphasis"><text:span text:style-name="T203">Live</text:span></text:span><text:span text:style-name="T101"><text:note text:id="ftn4" text:note-class="footnote"><text:note-citation>1</text:note-citation><text:note-body><text:p text:style-name="P20"><text:span text:style-name="T271">Vanaf een </text:span><text:span text:style-name="T291">L</text:span><text:span text:style-name="T271">ive </text:span><text:span text:style-name="T292">USB</text:span><text:span text:style-name="T290">-stick </text:span><text:span text:style-name="T293">(</text:span><text:span text:style-name="T290">of </text:span><text:span text:style-name="T292">DVD</text:span><text:span text:style-name="T293">)</text:span><text:span text:style-name="T294"> </text:span><text:span text:style-name="T271">kunt u opstarten en </text:span><text:span text:style-name="T274">met </text:span><text:span text:style-name="Strong_20_Emphasis"><text:span text:style-name="T210"><text:user-field-get text:name="Distro">Debian</text:user-field-get></text:span></text:span><text:span text:style-name="Strong_20_Emphasis"><text:span text:style-name="T210"><text:s/></text:span></text:span><text:span text:style-name="T271">werken zonder enige bestanden op de harde schijf te wijzigen en maakt ook installatie van </text:span><text:span text:style-name="Strong_20_Emphasis"><text:span text:style-name="T210"><text:user-field-get text:name="Distro">Debian</text:user-field-get></text:span></text:span><text:span text:style-name="Strong_20_Emphasis"><text:span text:style-name="T210"><text:s/></text:span></text:span><text:span text:style-name="T271">mogelijk.</text:span></text:p></text:note-body></text:note></text:span><text:span text:style-name="T100"> </text:span><text:span text:style-name="T107">USB</text:span><text:span text:style-name="T102">-stick</text:span><text:span text:style-name="T102"><text:note text:id="ftn5" text:note-class="footnote"><text:note-citation>2</text:note-citation><text:note-body><text:p text:style-name="P86"><text:span text:style-name="Strong_20_Emphasis"><text:span text:style-name="T125">In een grafische werkomgeving:<text:line-break/></text:span></text:span><text:span text:style-name="Strong_20_Emphasis"><text:span text:style-name="T118">D</text:span></text:span><text:span text:style-name="Strong_20_Emphasis"><text:span text:style-name="T110">ow</text:span></text:span><text:span text:style-name="Strong_20_Emphasis"><text:span text:style-name="T111">nload </text:span></text:span><text:span text:style-name="Strong_20_Emphasis"><text:span text:style-name="T108">e</text:span></text:span><text:span text:style-name="Strong_20_Emphasis"><text:span text:style-name="T112">e</text:span></text:span><text:span text:style-name="Strong_20_Emphasis"><text:span text:style-name="T113">n</text:span></text:span><text:span text:style-name="Strong_20_Emphasis"><text:span text:style-name="T140"> </text:span></text:span><text:span text:style-name="Strong_20_Emphasis"><text:span text:style-name="T169">cd</text:span></text:span><text:span text:style-name="Strong_20_Emphasis"><text:span text:style-name="T163">-beeldbestand</text:span></text:span><text:span text:style-name="Strong_20_Emphasis"><text:span text:style-name="T111"> </text:span></text:span><text:span text:style-name="Strong_20_Emphasis"><text:span text:style-name="T120">(.iso) </text:span></text:span><text:span text:style-name="Strong_20_Emphasis"><text:span text:style-name="T114">v</text:span></text:span><text:span text:style-name="Strong_20_Emphasis"><text:span text:style-name="T115">anaf</text:span></text:span><text:span text:style-name="Strong_20_Emphasis"><text:span text:style-name="T116"> </text:span></text:span><text:a xlink:type="simple" xlink:href="https://www.debian.org/CD/live/" text:style-name="Internet_20_link" text:visited-style-name="Visited_20_Internet_20_Link"><text:span text:style-name="Strong_20_Emphasis"><text:span text:style-name="T275">debian.org/cd/live</text:span></text:span></text:a><text:span text:style-name="Strong_20_Emphasis"><text:span text:style-name="T116">, </text:span></text:span><text:span text:style-name="Strong_20_Emphasis"><text:span text:style-name="T121">klik onder </text:span></text:span><text:span text:style-name="Strong_20_Emphasis"><text:span text:style-name="T127">DVD/USB</text:span></text:span><text:span text:style-name="Strong_20_Emphasis"><text:span text:style-name="T121"> op </text:span></text:span><text:span text:style-name="Strong_20_Emphasis"><text:span text:style-name="T127">amd64</text:span></text:span><text:span text:style-name="Strong_20_Emphasis"><text:span text:style-name="T121">.</text:span></text:span><text:span text:style-name="Strong_20_Emphasis"><text:span text:style-name="T116"><text:line-break/></text:span></text:span><text:span text:style-name="Strong_20_Emphasis"><text:span text:style-name="T122">K</text:span></text:span><text:span text:style-name="Strong_20_Emphasis"><text:span text:style-name="T119">lik op</text:span></text:span><text:span text:style-name="Strong_20_Emphasis"><text:span text:style-name="T117"> </text:span></text:span><text:span text:style-name="Strong_20_Emphasis"><text:span text:style-name="T128">debian-live-1</text:span></text:span><text:span text:style-name="Strong_20_Emphasis"><text:span text:style-name="T127">2</text:span></text:span><text:span text:style-name="Strong_20_Emphasis"><text:span text:style-name="T128">.</text:span></text:span><text:span text:style-name="Strong_20_Emphasis"><text:span text:style-name="T129">x</text:span></text:span><text:span text:style-name="Strong_20_Emphasis"><text:span text:style-name="T128">.</text:span></text:span><text:span text:style-name="Strong_20_Emphasis"><text:span text:style-name="T129">y</text:span></text:span><text:span text:style-name="Strong_20_Emphasis"><text:span text:style-name="T130">-</text:span></text:span><text:span text:style-name="Strong_20_Emphasis"><text:span text:style-name="T128">amd64-</text:span></text:span><text:span text:style-name="Strong_20_Emphasis"><text:span text:style-name="T124">s</text:span></text:span><text:span text:style-name="Strong_20_Emphasis"><text:span text:style-name="T128">tan</text:span></text:span><text:span text:style-name="Strong_20_Emphasis"><text:span text:style-name="T132">dard</text:span></text:span><text:span text:style-name="Strong_20_Emphasis"><text:span text:style-name="T131">.iso</text:span></text:span><text:span text:style-name="Strong_20_Emphasis"><text:span text:style-name="T111">.<text:line-break/></text:span></text:span><text:span text:style-name="Strong_20_Emphasis"><text:span text:style-name="T118">Plaats een </text:span></text:span><text:span text:style-name="Strong_20_Emphasis"><text:span text:style-name="T123">usb</text:span></text:span><text:span text:style-name="Strong_20_Emphasis"><text:span text:style-name="T111">-stick </text:span></text:span><text:span text:style-name="Strong_20_Emphasis"><text:span text:style-name="T118">van minimaal </text:span></text:span><text:span text:style-name="Strong_20_Emphasis"><text:span text:style-name="T124">2</text:span></text:span><text:span text:style-name="Strong_20_Emphasis"><text:span text:style-name="T111"> GB.<text:line-break/></text:span></text:span><text:span text:style-name="Strong_20_Emphasis"><text:span text:style-name="T151">Zoek</text:span></text:span><text:span text:style-name="Strong_20_Emphasis"><text:span text:style-name="T152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52"> en klik op het pictogram van</text:span></text:span><text:span text:style-name="Strong_20_Emphasis"><text:span text:style-name="T153"> </text:span></text:span><text:span text:style-name="Strong_20_Emphasis"><text:span text:style-name="T174">Schijven</text:span></text:span><text:span text:style-name="Strong_20_Emphasis"><text:span text:style-name="T154">. Selecteer de </text:span></text:span><text:span text:style-name="Strong_20_Emphasis"><text:span text:style-name="T170">usb</text:span></text:span><text:span text:style-name="Strong_20_Emphasis"><text:span text:style-name="T154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54"> </text:span></text:span><text:span text:style-name="Strong_20_Emphasis"><text:span text:style-name="T173">⋮</text:span></text:span><text:span text:style-name="Strong_20_Emphasis"><text:span text:style-name="T154"> (icoontje met de drie puntjes).</text:span></text:span></text:p><text:p text:style-name="P61"><text:span text:style-name="Strong_20_Emphasis"><text:span text:style-name="T154"><text:tab/>Kies </text:span></text:span><text:span text:style-name="Strong_20_Emphasis"><text:span text:style-name="T173">Schijfkopie terugzetten</text:span></text:span><text:span text:style-name="Strong_20_Emphasis"><text:span text:style-name="T154"> en selecteer </text:span></text:span><text:span text:style-name="Strong_20_Emphasis"><text:span text:style-name="T165">het net</text:span></text:span><text:span text:style-name="Strong_20_Emphasis"><text:span text:style-name="T163"> gedownloade </text:span></text:span><text:span text:style-name="Strong_20_Emphasis"><text:span text:style-name="T169">cd</text:span></text:span><text:span text:style-name="Strong_20_Emphasis"><text:span text:style-name="T163">-beeldbestand </text:span></text:span><text:span text:style-name="Strong_20_Emphasis"><text:span text:style-name="T164">(.iso)</text:span></text:span><text:span text:style-name="Strong_20_Emphasis"><text:span text:style-name="T163">.</text:span></text:span></text:p><text:p text:style-name="P56"><text:span text:style-name="Strong_20_Emphasis"><text:span text:style-name="T154"><text:tab/>Klik op </text:span></text:span><text:span text:style-name="Strong_20_Emphasis"><text:span text:style-name="T173">Terugzetten starten</text:span></text:span><text:span text:style-name="Strong_20_Emphasis"><text:span text:style-name="T154"> en vervolgens op </text:span></text:span><text:span text:style-name="Strong_20_Emphasis"><text:span text:style-name="T173">Terugzetten</text:span></text:span><text:span text:style-name="Strong_20_Emphasis"><text:span text:style-name="T155">.<text:line-break/></text:span></text:span><text:span text:style-name="Strong_20_Emphasis"><text:span text:style-name="T167">O</text:span></text:span><text:span text:style-name="Strong_20_Emphasis"><text:span text:style-name="T156">f </text:span></text:span><text:span text:style-name="Strong_20_Emphasis"><text:span text:style-name="T157">gebruik </text:span></text:span><text:span text:style-name="Strong_20_Emphasis"><text:span text:style-name="T158">het programma </text:span></text:span><text:span text:style-name="Strong_20_Emphasis"><text:span text:style-name="T142">Etche</text:span></text:span><text:span text:style-name="Strong_20_Emphasis"><text:span text:style-name="T143">r</text:span></text:span><text:span text:style-name="Strong_20_Emphasis"><text:span text:style-name="T158"> </text:span></text:span><text:span text:style-name="Strong_20_Emphasis"><text:span text:style-name="T159">(</text:span></text:span><text:a xlink:type="simple" xlink:href="https://www.balena.io/etcher/" text:style-name="Internet_20_link" text:visited-style-name="Visited_20_Internet_20_Link"><text:span text:style-name="Strong_20_Emphasis"><text:span text:style-name="T276">etcher.io</text:span></text:span></text:a><text:span text:style-name="Strong_20_Emphasis"><text:span text:style-name="T159">) </text:span></text:span><text:span text:style-name="Strong_20_Emphasis"><text:span text:style-name="T168">dat </text:span></text:span><text:span text:style-name="Strong_20_Emphasis"><text:span text:style-name="T156">beschikbaar </text:span></text:span><text:span text:style-name="Strong_20_Emphasis"><text:span text:style-name="T168">is </text:span></text:span><text:span text:style-name="Strong_20_Emphasis"><text:span text:style-name="T156">voor </text:span></text:span><text:span text:style-name="Strong_20_Emphasis"><text:span text:style-name="T154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8">, </text:span></text:span><text:span text:style-name="Strong_20_Emphasis"><text:span text:style-name="T159">en </text:span></text:span><text:span text:style-name="Strong_20_Emphasis"><text:span text:style-name="T158">Linux</text:span></text:span><text:span text:style-name="Strong_20_Emphasis"><text:span text:style-name="T162">.</text:span></text:span></text:p></text:note-body></text:note></text:span><text:span text:style-name="T100"> </text:span><text:span text:style-name="T105">of </text:span><text:span text:style-name="T107">DVD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75"><text:span text:style-name="T103">Opstart/</text:span><text:span text:style-name="T104">bootmenu</text:span><text:span text:style-name="T103"> </text:span><text:span text:style-name="T100">via </text:span><text:span text:style-name="Definition"><text:span text:style-name="T5">opstartmenu</text:span></text:span><text:span text:style-name="T100"> </text:span><text:span text:style-name="T106">en </text:span><text:span text:style-name="T103">instellingen/</text:span><text:span text:style-name="T104">setup</text:span><text:span text:style-name="T100"> via </text:span><text:span text:style-name="Definition"><text:span text:style-name="T5">instellingen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8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5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70"> en </text:span></text:span><text:span text:style-name="Strong_20_Emphasis"><text:span text:style-name="T75">d</text:span></text:span><text:span text:style-name="Strong_20_Emphasis"><text:span text:style-name="T70">ruk op de </text:span></text:span><text:span text:style-name="Strong_20_Emphasis"><text:span text:style-name="T71">Enter</text:span></text:span><text:span text:style-name="Strong_20_Emphasis"><text:span text:style-name="T70">-toets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39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draw:control text:anchor-type="as-char" draw:z-index="17" draw:name="Vorm13_ 1" draw:style-name="gr1" draw:text-style-name="P95" svg:width="0.35cm" svg:height="0.35cm" draw:control="control18"/></text:p>
          </table:table-cell>
          <table:table-cell table:style-name="_32_._5f_Installatie_5f_uitvoeren.C7" office:value-type="string">
            <text:p text:style-name="P74"><text:span text:style-name="Strong_20_Emphasis"><text:span text:style-name="T37">Op het scherm</text:span></text:span><text:span text:style-name="Strong_20_Emphasis"><text:span text:style-name="T30"> </text:span></text:span><text:span text:style-name="Strong_20_Emphasis"><text:span text:style-name="T83">Select a language</text:span></text:span><text:span text:style-name="Strong_20_Emphasis"><text:span text:style-name="T30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93"><text:span text:style-name="Strong_20_Emphasis"><text:span text:style-name="T37">k</text:span></text:span><text:span text:style-name="Strong_20_Emphasis"><text:span text:style-name="T30">ies </text:span></text:span><text:span text:style-name="Strong_20_Emphasis"><text:span text:style-name="T86">Dutch - </text:span></text:span><text:span text:style-name="Strong_20_Emphasis"><text:span text:style-name="T87">Nederlands</text:span></text:span><text:span text:style-name="Strong_20_Emphasis"><text:span text:style-name="T30"> en klik op </text:span></text:span><text:span text:style-name="Strong_20_Emphasis"><text:span text:style-name="T83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9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9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10" office:value-type="string">
            <text:p text:style-name="P73"><text:span text:style-name="Strong_20_Emphasis"><text:span text:style-name="T76">Op het scherm</text:span></text:span><text:span text:style-name="Strong_20_Emphasis"><text:span text:style-name="T72"> </text:span></text:span><text:span text:style-name="Strong_20_Emphasis"><text:span text:style-name="T79">Het netwerk configureren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78"><text:span text:style-name="Strong_20_Emphasis"><text:span text:style-name="T74">V</text:span></text:span><text:span text:style-name="Strong_20_Emphasis"><text:span text:style-name="T72">ul in </text:span></text:span><text:span text:style-name="Strong_20_Emphasis"><text:span text:style-name="T84">C</text:span></text:span><text:span text:style-name="Strong_20_Emphasis"><text:span text:style-name="T81">omputer</text:span></text:span><text:span text:style-name="Strong_20_Emphasis"><text:span text:style-name="T84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, </text:span></text:span><text:span text:style-name="Strong_20_Emphasis"><text:span text:style-name="T66">en </text:span></text:span><text:span text:style-name="Strong_20_Emphasis"><text:span text:style-name="T67">kl</text:span></text:span><text:span text:style-name="Strong_20_Emphasis"><text:span text:style-name="T68">ik op </text:span></text:span><text:span text:style-name="Strong_20_Emphasis"><text:span text:style-name="T88">V</text:span></text:span><text:span text:style-name="Strong_20_Emphasis"><text:span text:style-name="T89">erdergaan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" draw:style-name="gr1" draw:text-style-name="P95" svg:width="0.35cm" svg:height="0.35cm" draw:control="control24"/></text:p>
          </table:table-cell>
          <table:table-cell table:style-name="_32_._5f_Installatie_5f_uitvoeren.C10" office:value-type="string">
            <text:p text:style-name="P94"><text:span text:style-name="Strong_20_Emphasis"><text:span text:style-name="T76">Op de schermen</text:span></text:span> <text:span text:style-name="T27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81"><text:span text:style-name="T229">Stel geen </text:span><text:span text:style-name="T230">Root</text:span><text:span text:style-name="T229">-wachtwoord in, klik gewoon op </text:span><text:span text:style-name="Strong_20_Emphasis"><text:span text:style-name="T90">V</text:span></text:span><text:span text:style-name="Strong_20_Emphasis"><text:span text:style-name="T91">erdergaan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5" office:value-type="string">
            <text:p text:style-name="P77"><text:span text:style-name="Strong_20_Emphasis"><text:span text:style-name="T74">V</text:span></text:span><text:span text:style-name="Strong_20_Emphasis"><text:span text:style-name="T72">ul in </text:span></text:span><text:span text:style-name="Strong_20_Emphasis"><text:span text:style-name="T80">Wat is </text:span></text:span><text:span text:style-name="Strong_20_Emphasis"><text:span text:style-name="T84">de volledige </text:span></text:span><text:span text:style-name="Strong_20_Emphasis"><text:span text:style-name="T80">naam </text:span></text:span><text:span text:style-name="Strong_20_Emphasis"><text:span text:style-name="T84">van de nieuwe gebruiker</text:span></text:span><text:span text:style-name="Strong_20_Emphasis"><text:span text:style-name="T80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5">, </text:span></text:span><text:span text:style-name="Strong_20_Emphasis"><text:span text:style-name="T66">en </text:span></text:span><text:span text:style-name="Strong_20_Emphasis"><text:span text:style-name="T67">kl</text:span></text:span><text:span text:style-name="Strong_20_Emphasis"><text:span text:style-name="T68">ik op </text:span></text:span><text:span text:style-name="Strong_20_Emphasis"><text:span text:style-name="T88">V</text:span></text:span><text:span text:style-name="Strong_20_Emphasis"><text:span text:style-name="T89">erdergaan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5" office:value-type="string">
            <text:p text:style-name="P80"><text:span text:style-name="Strong_20_Emphasis"><text:span text:style-name="T74">V</text:span></text:span><text:span text:style-name="Strong_20_Emphasis"><text:span text:style-name="T72">ul in </text:span></text:span><text:span text:style-name="Strong_20_Emphasis"><text:span text:style-name="T80">W</text:span></text:span><text:span text:style-name="Strong_20_Emphasis"><text:span text:style-name="T85">at is de gebruikersnaam voor uw </text:span></text:span><text:span text:style-name="Strong_20_Emphasis"><text:span text:style-name="T80"><text:s/></text:span></text:span><text:span text:style-name="Strong_20_Emphasis"><text:span text:style-name="T85">account</text:span></text:span><text:span text:style-name="Strong_20_Emphasis"><text:span text:style-name="T80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5"> </text:span></text:span><text:span text:style-name="Strong_20_Emphasis"><text:span text:style-name="T66">en </text:span></text:span><text:span text:style-name="Strong_20_Emphasis"><text:span text:style-name="T67">kl</text:span></text:span><text:span text:style-name="Strong_20_Emphasis"><text:span text:style-name="T68">ik op </text:span></text:span><text:span text:style-name="Strong_20_Emphasis"><text:span text:style-name="T88">V</text:span></text:span><text:span text:style-name="Strong_20_Emphasis"><text:span text:style-name="T89">erdergaan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7" office:value-type="string">
            <text:p text:style-name="P79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2">wachtwoord</text:span></text:span><text:span text:style-name="Strong_20_Emphasis"><text:span text:style-name="T78">,</text:span></text:span><text:span text:style-name="Strong_20_Emphasis"><text:span text:style-name="T65"> </text:span></text:span><text:span text:style-name="Strong_20_Emphasis"><text:span text:style-name="T66">en </text:span></text:span><text:span text:style-name="Strong_20_Emphasis"><text:span text:style-name="T67">kl</text:span></text:span><text:span text:style-name="Strong_20_Emphasis"><text:span text:style-name="T68">ik op </text:span></text:span><text:span text:style-name="Strong_20_Emphasis"><text:span text:style-name="T88">V</text:span></text:span><text:span text:style-name="Strong_20_Emphasis"><text:span text:style-name="T89">erdergaan</text:span></text:span><text:span text:style-name="Strong_20_Emphasis"><text:span text:style-name="T68">.</text:span></text:span></text:p>
          </table:table-cell>
        </table:table-row>
      </table:table>
      <text:p text:style-name="P42"><text:span text:style-name="Strong_20_Emphasis"><text:span text:style-name="T77"/></text:span></text:p>
      <text:list xml:id="list153817369561693" text:continue-numbering="true" text:style-name="L1">
        <text:list-item>
          <text:p text:style-name="P91"><text:span text:style-name="Strong_20_Emphasis"><text:span text:style-name="T94">Installatie </text:span></text:span><text:span text:style-name="Strong_20_Emphasis"><text:span text:style-name="T95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9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9"><draw:control text:anchor-type="as-char" draw:z-index="12" draw:name="Vorm4_1" draw:style-name="gr1" draw:text-style-name="P9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8">Installeer </text:span></text:span><text:span text:style-name="Strong_20_Emphasis"><text:span text:style-name="T58">pakket kz</text:span></text:span><text:span text:style-name="Strong_20_Emphasis"><text:span text:style-name="T58"><text:note text:id="ftn6" text:note-class="footnote"><text:note-citation>1</text:note-citation><text:note-body><text:p text:style-name="P58"><text:span text:style-name="T279">Debian-</text:span><text:span text:style-name="T280">p</text:span>akket kz plaatst documenten en scripts van Karel Zimmer <text:span text:style-name="T278">(zie 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66">) </text:span></text:span>voor het installeren en beheren van Debian en op Debian gebaseerd systeem zoals Ubuntu..</text:p></text:note-body></text:note></text:span></text:span><text:span text:style-name="Strong_20_Emphasis"><text:span text:style-name="T58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85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4">', </text:span></text:span><text:span text:style-name="Strong_20_Emphasis"><text:span text:style-name="T64">g</text:span></text:span><text:span text:style-name="Strong_20_Emphasis"><text:span text:style-name="T44">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9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2">Rond de</text:span></text:span><text:span text:style-name="Strong_20_Emphasis"><text:span text:style-name="T53"> installatie </text:span></text:span><text:span text:style-name="Strong_20_Emphasis"><text:span text:style-name="T52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4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4">'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8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51">K</text:span></text:span><text:span text:style-name="Strong_20_Emphasis"><text:span text:style-name="T49">ie</text:span></text:span><text:span text:style-name="Strong_20_Emphasis"><text:span text:style-name="T50">s </text:span></text:span><text:span text:style-name="Strong_20_Emphasis"><text:span text:style-name="T93">3 - Installatie afronden</text:span></text:span><text:span text:style-name="Strong_20_Emphasis"><text:span text:style-name="T60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7"><text:tab/></text:span></text:span></text:p>
      <text:list xml:id="list153815890123902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9"><draw:control text:anchor-type="as-char" draw:z-index="13" draw:name="Vorm36_0" draw:style-name="gr1" draw:text-style-name="P95" svg:width="0.35cm" svg:height="0.35cm" draw:control="control14"/></text:span></text:span></text:p>
          </table:table-cell>
          <table:table-cell table:style-name="Tabel2.A1" office:value-type="string">
            <text:p text:style-name="P71"><text:span text:style-name="Strong_20_Emphasis"><text:span text:style-name="T69"><draw:control text:anchor-type="as-char" draw:z-index="21" draw:name="Vorm36_ 1" draw:style-name="gr1" draw:text-style-name="P95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9"><text:note text:id="ftn7" text:note-class="footnote"><text:note-citation>1</text:note-citation><text:note-body><text:p text:style-name="P53"><text:span text:style-name="User_20_Entry"><text:span text:style-name="T109">E</text:span></text:span><text:span text:style-name="User_20_Entry"><text:span text:style-name="T133">v</text:span></text:span><text:span text:style-name="User_20_Entry"><text:span text:style-name="T134">en</text:span></text:span><text:span text:style-name="User_20_Entry"><text:span text:style-name="T136">t</text:span></text:span><text:span text:style-name="User_20_Entry"><text:span text:style-name="T137">uele </text:span></text:span><text:span text:style-name="User_20_Entry"><text:span text:style-name="T138">extra </text:span></text:span><text:span text:style-name="Definition"><text:span text:style-name="T273">gebruiker</text:span></text:span><text:span text:style-name="User_20_Entry"><text:span text:style-name="T138">s aanmelden </text:span></text:span><text:span text:style-name="User_20_Entry"><text:span text:style-name="T139">en dezelfde stappen uitvoeren</text:span></text:span><text:span text:style-name="User_20_Entry"><text:span text:style-name="T135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9"><draw:control text:anchor-type="as-char" draw:z-index="14" draw:name="Vorm36_2" draw:style-name="gr1" draw:text-style-name="P95" svg:width="0.35cm" svg:height="0.35cm" draw:control="control15"/></text:span></text:span></text:p>
          </table:table-cell>
          <table:table-cell table:style-name="Tabel2.A1" office:value-type="string">
            <text:p text:style-name="P72"><text:span text:style-name="Strong_20_Emphasis"><text:span text:style-name="T69"><draw:control text:anchor-type="as-char" draw:z-index="22" draw:name="Vorm36_ 2" draw:style-name="gr1" draw:text-style-name="P95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3" office:value-type="string">
            <text:p text:style-name="P84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4">'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1">K</text:span></text:span><text:span text:style-name="Strong_20_Emphasis"><text:span text:style-name="T49">ie</text:span></text:span><text:span text:style-name="Strong_20_Emphasis"><text:span text:style-name="T50">s </text:span></text:span><text:span text:style-name="Strong_20_Emphasis"><text:span text:style-name="T93">4 - Gebruiker inrichten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96">E</text:span><text:span text:style-name="T97">inde c</text:span><text:span text:style-name="T98">hecklist, </text:span><text:span text:style-name="T99">d</text:span><text:span text:style-name="T98">e</text:span><text:span text:style-name="T197"> installatie van </text:span><text:span text:style-name="T197"><text:user-field-get text:name="Distro">Debian</text:user-field-get></text:span><text:span text:style-name="T201"><text:s/></text:span><text:span text:style-name="T201"><text:user-field-get text:name="Version">12</text:user-field-get></text:span><text:span text:style-name="Strong_20_Emphasis"><text:span text:style-name="T198"><text:s/></text:span></text:span><text:span text:style-name="Strong_20_Emphasis"><text:span text:style-name="T199">LTS </text:span></text:span><text:span text:style-name="Strong_20_Emphasis"><text:span text:style-name="T202"><text:user-field-get text:name="Edition">Server</text:user-field-get></text:span></text:span><text:span text:style-name="Strong_20_Emphasis"><text:span text:style-name="T202"><text:s/></text:span></text:span><text:span text:style-name="T197">is voltooid.</text:span></text:p>
      <text:p text:style-name="P34"/>
      <text:p text:style-name="P28"><text:span text:style-name="Emphasis"><text:span text:style-name="T28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2">Karel Zimmer</text:span></text:span></text:a><text:span text:style-name="Emphasis"><text:span text:style-name="T28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4">CC0 1.0 Universeel</text:span></text:span></text:a><text:span text:style-name="Emphasis"><text:span text:style-name="T281">,</text:span></text:span><text:span text:style-name="Emphasis"><text:span text:style-name="T283"> </text:span></text:span><text:span text:style-name="Strong_20_Emphasis"><text:span text:style-name="T47"><text:user-field-get text:name="Releaseyear">2023</text:user-field-get></text:span></text:span><text:span text:style-name="Emphasis"><text:span text:style-name="T28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1T15:38:15.533490367">1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15:38:15.363732677</dc:date>
    <meta:keyword>Installatie</meta:keyword>
    <meta:keyword>Checklist</meta:keyword>
    <meta:keyword>Linux</meta:keyword>
    <meta:editing-cycles>6887</meta:editing-cycles>
    <meta:editing-duration>P12DT4H34M47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565" meta:character-count="3897" meta:non-whitespace-character-count="3367"/>
    <meta:user-defined meta:name="Info 1"/>
    <meta:user-defined meta:name="Info 2"/>
    <meta:user-defined meta:name="Info 3"/>
    <meta:user-defined meta:name="Info 4"/>
  </office:meta>
</office:document-meta>
</file>